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</table:table-row>
        <table:table-row table:style-name="ro1">
          <table:table-cell table:formula="of:=130/3.6+5+1" office:value-type="float" office:value="42.1111111111111" calcext:value-type="float">
            <text:p>42</text:p>
          </table:table-cell>
          <table:table-cell table:formula="of:=[.A2]/2/SIN(RADIANS(45/4))" office:value-type="float" office:value="107.927217188226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RADIANS([.C2])" office:value-type="float" office:value="0" calcext:value-type="float">
            <text:p>0,00</text:p>
          </table:table-cell>
          <table:table-cell table:formula="of:=[.$B$2]*SIN([.$D2])" office:value-type="float" office:value="0" calcext:value-type="float">
            <text:p>0</text:p>
          </table:table-cell>
          <table:table-cell table:formula="of:=-[.$B$2]*COS([.$D2])" office:value-type="float" office:value="-107.927217188226" calcext:value-type="float">
            <text:p>-108</text:p>
          </table:table-cell>
          <table:table-cell table:formula="of:=([.$B$2]+6)*SIN([.$D2])" office:value-type="float" office:value="0" calcext:value-type="float">
            <text:p>0</text:p>
          </table:table-cell>
          <table:table-cell table:formula="of:=-([.$B$2]+6)*COS([.$D2])" office:value-type="float" office:value="-113.927217188226" calcext:value-type="float">
            <text:p>-114</text:p>
          </table:table-cell>
          <table:table-cell table:formula="of:=([.$B$2]+12)*SIN([.$D2])" office:value-type="float" office:value="0" calcext:value-type="float">
            <text:p>0</text:p>
          </table:table-cell>
          <table:table-cell table:formula="of:=-([.$B$2]+12)*COS([.$D2])" office:value-type="float" office:value="-119.927217188226" calcext:value-type="float">
            <text:p>-120</text:p>
          </table:table-cell>
          <table:table-cell table:formula="of:=([.$B$2]+18)*SIN([.$D2])" office:value-type="float" office:value="0" calcext:value-type="float">
            <text:p>0</text:p>
          </table:table-cell>
          <table:table-cell table:formula="of:=-([.$B$2]+18)*COS([.$D2])" office:value-type="float" office:value="-125.927217188226" calcext:value-type="float">
            <text:p>-126</text:p>
          </table:table-cell>
        </table:table-row>
        <table:table-row table:style-name="ro1">
          <table:table-cell table:number-columns-repeated="2"/>
          <table:table-cell table:formula="of:=[.C2]+22.5" office:value-type="float" office:value="22.5" calcext:value-type="float">
            <text:p>22,5</text:p>
          </table:table-cell>
          <table:table-cell table:formula="of:=RADIANS([.C3])" office:value-type="float" office:value="0.392699081698724" calcext:value-type="float">
            <text:p>0,39</text:p>
          </table:table-cell>
          <table:table-cell table:formula="of:=[.$B$2]*SIN([.$D3])" office:value-type="float" office:value="41.3019579192027" calcext:value-type="float">
            <text:p>41</text:p>
          </table:table-cell>
          <table:table-cell table:formula="of:=-[.$B$2]*COS([.$D3])" office:value-type="float" office:value="-99.711746961102" calcext:value-type="float">
            <text:p>-100</text:p>
          </table:table-cell>
          <table:table-cell table:formula="of:=([.$B$2]+6)*SIN([.$D3])" office:value-type="float" office:value="43.5980585133933" calcext:value-type="float">
            <text:p>44</text:p>
          </table:table-cell>
          <table:table-cell table:formula="of:=-([.$B$2]+6)*COS([.$D3])" office:value-type="float" office:value="-105.25502415617" calcext:value-type="float">
            <text:p>-105</text:p>
          </table:table-cell>
          <table:table-cell table:formula="of:=([.$B$2]+12)*SIN([.$D3])" office:value-type="float" office:value="45.8941591075838" calcext:value-type="float">
            <text:p>46</text:p>
          </table:table-cell>
          <table:table-cell table:formula="of:=-([.$B$2]+12)*COS([.$D3])" office:value-type="float" office:value="-110.798301351237" calcext:value-type="float">
            <text:p>-111</text:p>
          </table:table-cell>
          <table:table-cell table:formula="of:=([.$B$2]+18)*SIN([.$D3])" office:value-type="float" office:value="48.1902597017743" calcext:value-type="float">
            <text:p>48</text:p>
          </table:table-cell>
          <table:table-cell table:formula="of:=-([.$B$2]+18)*COS([.$D3])" office:value-type="float" office:value="-116.341578546305" calcext:value-type="float">
            <text:p>-116</text:p>
          </table:table-cell>
        </table:table-row>
        <table:table-row table:style-name="ro1">
          <table:table-cell table:number-columns-repeated="2"/>
          <table:table-cell table:formula="of:=[.C3]+22.5" office:value-type="float" office:value="45" calcext:value-type="float">
            <text:p>45</text:p>
          </table:table-cell>
          <table:table-cell table:formula="of:=RADIANS([.C4])" office:value-type="float" office:value="0.785398163397448" calcext:value-type="float">
            <text:p>0,79</text:p>
          </table:table-cell>
          <table:table-cell table:formula="of:=[.$B$2]*SIN([.$D4])" office:value-type="float" office:value="76.3160671483877" calcext:value-type="float">
            <text:p>76</text:p>
          </table:table-cell>
          <table:table-cell table:formula="of:=-[.$B$2]*COS([.$D4])" office:value-type="float" office:value="-76.3160671483877" calcext:value-type="float">
            <text:p>-76</text:p>
          </table:table-cell>
          <table:table-cell table:formula="of:=([.$B$2]+6)*SIN([.$D4])" office:value-type="float" office:value="80.558707835507" calcext:value-type="float">
            <text:p>81</text:p>
          </table:table-cell>
          <table:table-cell table:formula="of:=-([.$B$2]+6)*COS([.$D4])" office:value-type="float" office:value="-80.558707835507" calcext:value-type="float">
            <text:p>-81</text:p>
          </table:table-cell>
          <table:table-cell table:formula="of:=([.$B$2]+12)*SIN([.$D4])" office:value-type="float" office:value="84.8013485226262" calcext:value-type="float">
            <text:p>85</text:p>
          </table:table-cell>
          <table:table-cell table:formula="of:=-([.$B$2]+12)*COS([.$D4])" office:value-type="float" office:value="-84.8013485226262" calcext:value-type="float">
            <text:p>-85</text:p>
          </table:table-cell>
          <table:table-cell table:formula="of:=([.$B$2]+18)*SIN([.$D4])" office:value-type="float" office:value="89.0439892097455" calcext:value-type="float">
            <text:p>89</text:p>
          </table:table-cell>
          <table:table-cell table:formula="of:=-([.$B$2]+18)*COS([.$D4])" office:value-type="float" office:value="-89.0439892097455" calcext:value-type="float">
            <text:p>-89</text:p>
          </table:table-cell>
        </table:table-row>
        <table:table-row table:style-name="ro1">
          <table:table-cell table:number-columns-repeated="2"/>
          <table:table-cell table:formula="of:=[.C4]+22.5" office:value-type="float" office:value="67.5" calcext:value-type="float">
            <text:p>67,5</text:p>
          </table:table-cell>
          <table:table-cell table:formula="of:=RADIANS([.C5])" office:value-type="float" office:value="1.17809724509617" calcext:value-type="float">
            <text:p>1,18</text:p>
          </table:table-cell>
          <table:table-cell table:formula="of:=[.$B$2]*SIN([.$D5])" office:value-type="float" office:value="99.711746961102" calcext:value-type="float">
            <text:p>100</text:p>
          </table:table-cell>
          <table:table-cell table:formula="of:=-[.$B$2]*COS([.$D5])" office:value-type="float" office:value="-41.3019579192027" calcext:value-type="float">
            <text:p>-41</text:p>
          </table:table-cell>
          <table:table-cell table:formula="of:=([.$B$2]+6)*SIN([.$D5])" office:value-type="float" office:value="105.25502415617" calcext:value-type="float">
            <text:p>105</text:p>
          </table:table-cell>
          <table:table-cell table:formula="of:=-([.$B$2]+6)*COS([.$D5])" office:value-type="float" office:value="-43.5980585133933" calcext:value-type="float">
            <text:p>-44</text:p>
          </table:table-cell>
          <table:table-cell table:formula="of:=([.$B$2]+12)*SIN([.$D5])" office:value-type="float" office:value="110.798301351237" calcext:value-type="float">
            <text:p>111</text:p>
          </table:table-cell>
          <table:table-cell table:formula="of:=-([.$B$2]+12)*COS([.$D5])" office:value-type="float" office:value="-45.8941591075838" calcext:value-type="float">
            <text:p>-46</text:p>
          </table:table-cell>
          <table:table-cell table:formula="of:=([.$B$2]+18)*SIN([.$D5])" office:value-type="float" office:value="116.341578546305" calcext:value-type="float">
            <text:p>116</text:p>
          </table:table-cell>
          <table:table-cell table:formula="of:=-([.$B$2]+18)*COS([.$D5])" office:value-type="float" office:value="-48.1902597017743" calcext:value-type="float">
            <text:p>-48</text:p>
          </table:table-cell>
        </table:table-row>
        <table:table-row table:style-name="ro1">
          <table:table-cell table:number-columns-repeated="2"/>
          <table:table-cell table:formula="of:=[.C5]+22.5" office:value-type="float" office:value="90" calcext:value-type="float">
            <text:p>90</text:p>
          </table:table-cell>
          <table:table-cell table:formula="of:=RADIANS([.C6])" office:value-type="float" office:value="1.5707963267949" calcext:value-type="float">
            <text:p>1,57</text:p>
          </table:table-cell>
          <table:table-cell table:formula="of:=[.$B$2]*SIN([.$D6])" office:value-type="float" office:value="107.927217188226" calcext:value-type="float">
            <text:p>108</text:p>
          </table:table-cell>
          <table:table-cell table:formula="of:=-[.$B$2]*COS([.$D6])" office:value-type="float" office:value="-6.60863605352209E-015" calcext:value-type="float">
            <text:p>0</text:p>
          </table:table-cell>
          <table:table-cell table:formula="of:=([.$B$2]+6)*SIN([.$D6])" office:value-type="float" office:value="113.927217188226" calcext:value-type="float">
            <text:p>114</text:p>
          </table:table-cell>
          <table:table-cell table:formula="of:=-([.$B$2]+6)*COS([.$D6])" office:value-type="float" office:value="-6.97603009326629E-015" calcext:value-type="float">
            <text:p>0</text:p>
          </table:table-cell>
          <table:table-cell table:formula="of:=([.$B$2]+12)*SIN([.$D6])" office:value-type="float" office:value="119.927217188226" calcext:value-type="float">
            <text:p>120</text:p>
          </table:table-cell>
          <table:table-cell table:formula="of:=-([.$B$2]+12)*COS([.$D6])" office:value-type="float" office:value="-7.3434241330105E-015" calcext:value-type="float">
            <text:p>0</text:p>
          </table:table-cell>
          <table:table-cell table:formula="of:=([.$B$2]+18)*SIN([.$D6])" office:value-type="float" office:value="125.927217188226" calcext:value-type="float">
            <text:p>126</text:p>
          </table:table-cell>
          <table:table-cell table:formula="of:=-([.$B$2]+18)*COS([.$D6])" office:value-type="float" office:value="-7.71081817275471E-015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6]+22.5" office:value-type="float" office:value="112.5" calcext:value-type="float">
            <text:p>112,5</text:p>
          </table:table-cell>
          <table:table-cell table:formula="of:=RADIANS([.C7])" office:value-type="float" office:value="1.96349540849362" calcext:value-type="float">
            <text:p>1,96</text:p>
          </table:table-cell>
          <table:table-cell table:formula="of:=[.$B$2]*SIN([.$D7])" office:value-type="float" office:value="99.711746961102" calcext:value-type="float">
            <text:p>100</text:p>
          </table:table-cell>
          <table:table-cell table:formula="of:=-[.$B$2]*COS([.$D7])" office:value-type="float" office:value="41.3019579192027" calcext:value-type="float">
            <text:p>41</text:p>
          </table:table-cell>
          <table:table-cell table:formula="of:=([.$B$2]+6)*SIN([.$D7])" office:value-type="float" office:value="105.25502415617" calcext:value-type="float">
            <text:p>105</text:p>
          </table:table-cell>
          <table:table-cell table:formula="of:=-([.$B$2]+6)*COS([.$D7])" office:value-type="float" office:value="43.5980585133932" calcext:value-type="float">
            <text:p>44</text:p>
          </table:table-cell>
          <table:table-cell table:formula="of:=([.$B$2]+12)*SIN([.$D7])" office:value-type="float" office:value="110.798301351237" calcext:value-type="float">
            <text:p>111</text:p>
          </table:table-cell>
          <table:table-cell table:formula="of:=-([.$B$2]+12)*COS([.$D7])" office:value-type="float" office:value="45.8941591075838" calcext:value-type="float">
            <text:p>46</text:p>
          </table:table-cell>
          <table:table-cell table:formula="of:=([.$B$2]+18)*SIN([.$D7])" office:value-type="float" office:value="116.341578546305" calcext:value-type="float">
            <text:p>116</text:p>
          </table:table-cell>
          <table:table-cell table:formula="of:=-([.$B$2]+18)*COS([.$D7])" office:value-type="float" office:value="48.1902597017743" calcext:value-type="float">
            <text:p>48</text:p>
          </table:table-cell>
        </table:table-row>
        <table:table-row table:style-name="ro1">
          <table:table-cell table:number-columns-repeated="2"/>
          <table:table-cell table:formula="of:=[.C7]+22.5" office:value-type="float" office:value="135" calcext:value-type="float">
            <text:p>135</text:p>
          </table:table-cell>
          <table:table-cell table:formula="of:=RADIANS([.C8])" office:value-type="float" office:value="2.35619449019234" calcext:value-type="float">
            <text:p>2,36</text:p>
          </table:table-cell>
          <table:table-cell table:formula="of:=[.$B$2]*SIN([.$D8])" office:value-type="float" office:value="76.3160671483877" calcext:value-type="float">
            <text:p>76</text:p>
          </table:table-cell>
          <table:table-cell table:formula="of:=-[.$B$2]*COS([.$D8])" office:value-type="float" office:value="76.3160671483877" calcext:value-type="float">
            <text:p>76</text:p>
          </table:table-cell>
          <table:table-cell table:formula="of:=([.$B$2]+6)*SIN([.$D8])" office:value-type="float" office:value="80.558707835507" calcext:value-type="float">
            <text:p>81</text:p>
          </table:table-cell>
          <table:table-cell table:formula="of:=-([.$B$2]+6)*COS([.$D8])" office:value-type="float" office:value="80.558707835507" calcext:value-type="float">
            <text:p>81</text:p>
          </table:table-cell>
          <table:table-cell table:formula="of:=([.$B$2]+12)*SIN([.$D8])" office:value-type="float" office:value="84.8013485226262" calcext:value-type="float">
            <text:p>85</text:p>
          </table:table-cell>
          <table:table-cell table:formula="of:=-([.$B$2]+12)*COS([.$D8])" office:value-type="float" office:value="84.8013485226262" calcext:value-type="float">
            <text:p>85</text:p>
          </table:table-cell>
          <table:table-cell table:formula="of:=([.$B$2]+18)*SIN([.$D8])" office:value-type="float" office:value="89.0439892097455" calcext:value-type="float">
            <text:p>89</text:p>
          </table:table-cell>
          <table:table-cell table:formula="of:=-([.$B$2]+18)*COS([.$D8])" office:value-type="float" office:value="89.0439892097455" calcext:value-type="float">
            <text:p>89</text:p>
          </table:table-cell>
        </table:table-row>
        <table:table-row table:style-name="ro1">
          <table:table-cell table:number-columns-repeated="2"/>
          <table:table-cell table:formula="of:=[.C8]+22.5" office:value-type="float" office:value="157.5" calcext:value-type="float">
            <text:p>157,5</text:p>
          </table:table-cell>
          <table:table-cell table:formula="of:=RADIANS([.C9])" office:value-type="float" office:value="2.74889357189107" calcext:value-type="float">
            <text:p>2,75</text:p>
          </table:table-cell>
          <table:table-cell table:formula="of:=[.$B$2]*SIN([.$D9])" office:value-type="float" office:value="41.3019579192027" calcext:value-type="float">
            <text:p>41</text:p>
          </table:table-cell>
          <table:table-cell table:formula="of:=-[.$B$2]*COS([.$D9])" office:value-type="float" office:value="99.711746961102" calcext:value-type="float">
            <text:p>100</text:p>
          </table:table-cell>
          <table:table-cell table:formula="of:=([.$B$2]+6)*SIN([.$D9])" office:value-type="float" office:value="43.5980585133933" calcext:value-type="float">
            <text:p>44</text:p>
          </table:table-cell>
          <table:table-cell table:formula="of:=-([.$B$2]+6)*COS([.$D9])" office:value-type="float" office:value="105.25502415617" calcext:value-type="float">
            <text:p>105</text:p>
          </table:table-cell>
          <table:table-cell table:formula="of:=([.$B$2]+12)*SIN([.$D9])" office:value-type="float" office:value="45.8941591075838" calcext:value-type="float">
            <text:p>46</text:p>
          </table:table-cell>
          <table:table-cell table:formula="of:=-([.$B$2]+12)*COS([.$D9])" office:value-type="float" office:value="110.798301351237" calcext:value-type="float">
            <text:p>111</text:p>
          </table:table-cell>
          <table:table-cell table:formula="of:=([.$B$2]+18)*SIN([.$D9])" office:value-type="float" office:value="48.1902597017743" calcext:value-type="float">
            <text:p>48</text:p>
          </table:table-cell>
          <table:table-cell table:formula="of:=-([.$B$2]+18)*COS([.$D9])" office:value-type="float" office:value="116.341578546305" calcext:value-type="float">
            <text:p>116</text:p>
          </table:table-cell>
        </table:table-row>
        <table:table-row table:style-name="ro1">
          <table:table-cell table:number-columns-repeated="2"/>
          <table:table-cell table:formula="of:=[.C9]+22.5" office:value-type="float" office:value="180" calcext:value-type="float">
            <text:p>180</text:p>
          </table:table-cell>
          <table:table-cell table:formula="of:=RADIANS([.C10])" office:value-type="float" office:value="3.14159265358979" calcext:value-type="float">
            <text:p>3,14</text:p>
          </table:table-cell>
          <table:table-cell table:formula="of:=[.$B$2]*SIN([.$D10])" office:value-type="float" office:value="0.0000000000000132172721070442" calcext:value-type="float">
            <text:p>0</text:p>
          </table:table-cell>
          <table:table-cell table:formula="of:=-[.$B$2]*COS([.$D10])" office:value-type="float" office:value="107.927217188226" calcext:value-type="float">
            <text:p>108</text:p>
          </table:table-cell>
          <table:table-cell table:formula="of:=([.$B$2]+6)*SIN([.$D10])" office:value-type="float" office:value="0.0000000000000139520601865326" calcext:value-type="float">
            <text:p>0</text:p>
          </table:table-cell>
          <table:table-cell table:formula="of:=-([.$B$2]+6)*COS([.$D10])" office:value-type="float" office:value="113.927217188226" calcext:value-type="float">
            <text:p>114</text:p>
          </table:table-cell>
          <table:table-cell table:formula="of:=([.$B$2]+12)*SIN([.$D10])" office:value-type="float" office:value="0.000000000000014686848266021" calcext:value-type="float">
            <text:p>0</text:p>
          </table:table-cell>
          <table:table-cell table:formula="of:=-([.$B$2]+12)*COS([.$D10])" office:value-type="float" office:value="119.927217188226" calcext:value-type="float">
            <text:p>120</text:p>
          </table:table-cell>
          <table:table-cell table:formula="of:=([.$B$2]+18)*SIN([.$D10])" office:value-type="float" office:value="0.0000000000000154216363455094" calcext:value-type="float">
            <text:p>0</text:p>
          </table:table-cell>
          <table:table-cell table:formula="of:=-([.$B$2]+18)*COS([.$D10])" office:value-type="float" office:value="125.927217188226" calcext:value-type="float">
            <text:p>126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9"/>
        </table:table-row>
        <table:table-row table:style-name="ro1" table:number-rows-repeated="21">
          <table:table-cell table:style-name="Default" table:number-columns-repeated="2"/>
          <table:table-cell/>
          <table:table-cell table:style-name="Default"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22:22:38.689502883</meta:creation-date>
    <dc:date>2021-11-26T14:46:06.174203539</dc:date>
    <meta:editing-duration>PT1H52M44S</meta:editing-duration>
    <meta:editing-cycles>5</meta:editing-cycles>
    <meta:generator>LibreOffice/6.4.7.2$Linux_X86_64 LibreOffice_project/40$Build-2</meta:generator>
    <meta:document-statistic meta:table-count="1" meta:cell-count="104" meta:object-count="0"/>
  </office:meta>
</office:document-meta>
</file>